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 fo:break-before="page"/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'Ogre</text:p>
      <text:p text:style-name="P1"/>
      <text:p text:style-name="P3">Les trapeurs de l'Arène on trouver un Ogre qui gardait son trésor.</text:p>
      <text:p text:style-name="P3"/>
      <text:p text:style-name="P3">Prîmes: le coffre de l'Ogre</text:p>
      <text:p text:style-name="P4">Salutations,</text:p>
      <text:p text:style-name="P3"/>
      <text:p text:style-name="P3"/>
      <text:p text:style-name="P3">Je vous convis à une réunion durant la prochaine demi-lune à l'adresse suivante: <text:s/>1 rue de la Serpentine, à l'Auberge des Affreux.</text:p>
      <text:p text:style-name="P3"/>
      <text:p text:style-name="P3">Nous vous attendons avec impatience.</text:p>
      <text:p text:style-name="P3"/>
      <text:p text:style-name="P3"/>
      <text:p text:style-name="P3">L'Hydre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6M10S</meta:editing-duration>
    <meta:editing-cycles>25</meta:editing-cycles>
    <meta:generator>OpenOffice/4.1.5$Win32 OpenOffice.org_project/415m1$Build-9789</meta:generator>
    <dc:date>2018-11-13T18:35:19.45</dc:date>
    <dc:creator>Thibault Martin-Teyssier</dc:creator>
    <meta:document-statistic meta:table-count="0" meta:image-count="0" meta:object-count="0" meta:page-count="2" meta:paragraph-count="7" meta:word-count="47" meta:character-count="285"/>
    <meta:user-defined meta:name="Info 1"/>
    <meta:user-defined meta:name="Info 2"/>
    <meta:user-defined meta:name="Info 3"/>
    <meta:user-defined meta:name="Info 4"/>
  </office:meta>
</office:document-meta>
</file>